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9.38388888888889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7527777777778cm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7.54944444444445cm"/>
    </style:style>
    <style:style style:name="co8" style:family="table-column">
      <style:table-column-properties fo:break-before="auto" style:column-width="7.49652777777778cm"/>
    </style:style>
    <style:style style:name="co9" style:family="table-column">
      <style:table-column-properties fo:break-before="auto" style:column-width="3.68652777777778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RN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5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21533" table:style-name="ce1">
            <text:p>215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The Park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7087" table:style-name="ce1">
            <text:p>270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CTA MARIA CBS</text:p>
          </table:table-cell>
          <table:table-cell office:value-type="string" table:style-name="ce1">
            <text:p>Syng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33190" table:style-name="ce1">
            <text:p>331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LIOS NA NOG</text:p>
          </table:table-cell>
          <table:table-cell office:value-type="string" table:style-name="ce1">
            <text:p>Front gat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3396" table:style-name="ce1">
            <text:p>333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ugh Lane Gallery of Modern Art &amp; Parnell Square Community 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6320" table:style-name="ce1">
            <text:p>63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1002" table:style-name="ce1">
            <text:p>110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Annes Park Studio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dio Hut, 3 Rock Mountain, Barnaculli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9225" table:style-name="ce1">
            <text:p>92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OURNE COURT MOURNEVIEW ESTA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KIOSK GREEN AREA <text:s/>MEADOW CLO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Road HALTING SI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10585" table:style-name="ce1">
            <text:p>1058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University Hospital</text:p>
          </table:table-cell>
          <table:table-cell office:value-type="string" table:style-name="ce1">
            <text:p>8 Kelly's Row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</text:p>
          </table:table-cell>
          <table:table-cell office:value-type="float" office:value="25288" table:style-name="ce1">
            <text:p>252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Custom House Plaza 4 SHERIFF ST LEVEL 4 B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tannaway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490" table:style-name="ce1">
            <text:p>34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chool Avenu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6590" table:style-name="ce1">
            <text:p>65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Economic and Social Development Office</text:p>
          </table:table-cell>
          <table:table-cell office:value-type="string" table:style-name="ce1">
            <text:p>16 Parnell Squa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106438.05" table:style-name="ce1">
            <text:p>106438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IUNTA STRATFORD</text:p>
          </table:table-cell>
          <table:table-cell office:value-type="string" table:style-name="ce1">
            <text:p>Stratford National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49562" table:style-name="ce1">
            <text:p>495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ara Street Fire Brigade HQ / Control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27301" table:style-name="ce1">
            <text:p>3273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Port Company</text:p>
          </table:table-cell>
          <table:table-cell office:value-type="string" table:style-name="ce1">
            <text:p>Bord na mona site bond drive r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UNITS 5.2 TO 5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Community School</text:p>
          </table:table-cell>
          <table:table-cell office:value-type="string" table:style-name="ce1">
            <text:p>Holy Child Community school Sallynogg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rtane - Branc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126198" table:style-name="ce1">
            <text:p>1261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ORBALLIS GOLF CLU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5374" table:style-name="ce1">
            <text:p>53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Library of Ireland</text:p>
          </table:table-cell>
          <table:table-cell office:value-type="string" table:style-name="ce1">
            <text:p>NPA Meeting House Squa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288404" table:style-name="ce1">
            <text:p>2884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Atkinson House Homeless Accomod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nsfield Educate Together National School</text:p>
          </table:table-cell>
          <table:table-cell office:value-type="string" table:style-name="ce1">
            <text:p>secretary's off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RESENTATION PRIMARY SCHOOL BLACKPITTS</text:p>
          </table:table-cell>
          <table:table-cell office:value-type="string" table:style-name="ce1">
            <text:p>Presentation Primary Warrenmou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28459" table:style-name="ce1">
            <text:p>28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SANDYCOVE AVENUE EA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Merville Residence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69654" table:style-name="ce1">
            <text:p>696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3rd Floor, St Stephens Green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Public Works</text:p>
          </table:table-cell>
          <table:table-cell office:value-type="string" table:style-name="ce1">
            <text:p>Jamestown Road Old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12A LOWER ABBEY STREET DUBLIN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aint James Terrace, Malahid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9393" table:style-name="ce1">
            <text:p>893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Youthreach Centre, Harmonstown Road, Harmonstow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19931" table:style-name="ce1">
            <text:p>199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Poolbeg CCGT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AINE NAOFA ESKER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02202" table:style-name="ce1">
            <text:p>1022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ommon Are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f State Solicitorâ€™s Office</text:p>
          </table:table-cell>
          <table:table-cell office:value-type="string" table:style-name="ce1">
            <text:p>3 - 10 Chancery Lan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051.72" table:style-name="ce1">
            <text:p>3051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NEGIE LIBRARY MAIN STREET 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4047" table:style-name="ce1">
            <text:p>140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Marine Hous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0794" table:style-name="ce1">
            <text:p>8079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fermot Housing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0</text:p>
          </table:table-cell>
          <table:table-cell office:value-type="float" office:value="19514" table:style-name="ce1">
            <text:p>195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ean McDermott Street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44940" table:style-name="ce1">
            <text:p>1449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Q, Marlborough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81993.69" table:style-name="ce1">
            <text:p>781993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erbert Park Paving Offices/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035" table:style-name="ce1">
            <text:p>70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5th Floor, North King St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9940.65" table:style-name="ce1">
            <text:p>59940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for Advanced Studies</text:p>
          </table:table-cell>
          <table:table-cell office:value-type="string" table:style-name="ce1">
            <text:p>Gate Lodge, Dunsink Observatory, Castleknoc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232" table:style-name="ce1">
            <text:p>2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Colaiste Eanna, Kilkieran Road, 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6900" table:style-name="ce1">
            <text:p>1569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Park House, 1st Floor Sp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MUN TOWN CENTRE BALLYMUN DUBLIN 11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ill Street Pla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5076" table:style-name="ce1">
            <text:p>507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KIOSKS, ROCK ROAD, BLACKROCK, Dublin (County)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land Fisheries Ireland</text:p>
          </table:table-cell>
          <table:table-cell office:value-type="string" table:style-name="ce1">
            <text:p>Unit C Swords Business Campus, Sword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lahide SWI,1 Main Street,Malahide, Co Dublin.V415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Finglas V473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using Finance Agency</text:p>
          </table:table-cell>
          <table:table-cell office:value-type="string" table:style-name="ce1">
            <text:p>46 St Stephens Gree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Tallaght Adult Education Serv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13220" table:style-name="ce1">
            <text:p>132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ETAKERS OFFICE BALGRIFFIN CEMETRY Dublin 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8570" table:style-name="ce1">
            <text:p>857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Fire/Fight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The Mall 4 MAIN STREET MALAHIDE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undrum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PUBLIC ANALYSTS LAB <text:s text:c="4"/>GRAND CANAL STREET LOWER SIR PATRICK DUN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568372" table:style-name="ce1">
            <text:p>5683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COLMCILLE JUN NS</text:p>
          </table:table-cell>
          <table:table-cell office:value-type="string" table:style-name="ce1">
            <text:p>St. Columbcilles, kilbogget, wyattvil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arket; People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0050" table:style-name="ce1">
            <text:p>40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LAITH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4827" table:style-name="ce1">
            <text:p>148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THE ORATORY <text:s/>LIBRARY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303" table:style-name="ce1">
            <text:p>33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inscourt, 23 Main Street, Sword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7</text:p>
          </table:table-cell>
          <table:table-cell office:value-type="float" office:value="75915" table:style-name="ce1">
            <text:p>759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44 Rossmore Lawns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5641" table:style-name="ce1">
            <text:p>56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Buildings Caretakers Head Quater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luebell Road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46" table:style-name="ce1">
            <text:p>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YORK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7649" table:style-name="ce1">
            <text:p>276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irside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25584" table:style-name="ce1">
            <text:p>8255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Accounts payable Plaza, 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8671" table:style-name="ce1">
            <text:p>86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Oliver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earse Stree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53" table:style-name="ce1">
            <text:p>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PUBLIC CONVENIENCE, QUAY STREET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58" table:style-name="ce1">
            <text:p>1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ducampus Services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3444" table:style-name="ce1">
            <text:p>34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T PETERS CHURCH, BALROTHERY, BALBRIGGAN, CO.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 College Monkstown Park</text:p>
          </table:table-cell>
          <table:table-cell office:value-type="string" table:style-name="ce1">
            <text:p>CBC Monkstown Par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4800" table:style-name="ce1">
            <text:p>154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ARDE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3748" table:style-name="ce1">
            <text:p>374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Blanchard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8203" table:style-name="ce1">
            <text:p>182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LINI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4977" table:style-name="ce1">
            <text:p>49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SWLO,9th Lock Road,Clondalkin, Dublin 22.V335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Floors 2-5, Block 1, Castleforbes House, Castleforbes Road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43601" table:style-name="ce1">
            <text:p>743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U</text:p>
          </table:table-cell>
          <table:table-cell office:value-type="string" table:style-name="ce1">
            <text:p>Joyce House, Lombards St East, Dublin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3212" table:style-name="ce1">
            <text:p>1321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urts Service</text:p>
          </table:table-cell>
          <table:table-cell office:value-type="string" table:style-name="ce1">
            <text:p>Kilmainham Courthouse, Inchicore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RANGE PARK GRO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4178" table:style-name="ce1">
            <text:p>41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60 Patrick Street D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Foreign Affairs &amp; Trade</text:p>
          </table:table-cell>
          <table:table-cell office:value-type="string" table:style-name="ce1">
            <text:p>69/71 Saint Stephens Green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LOCHAR LORETO N S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70230" table:style-name="ce1">
            <text:p>7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allyfermot Intreo Centre, Rossmore Avenue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111378" table:style-name="ce1">
            <text:p>1113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WORDS UNIT 1 <text:s text:c="2"/>MAINSCOURT MAIN STREET N/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Belgrove, Unit 3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55473" table:style-name="ce1">
            <text:p>554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Post</text:p>
          </table:table-cell>
          <table:table-cell office:value-type="string" table:style-name="ce1">
            <text:p>GPO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233391" table:style-name="ce1">
            <text:p>223339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Ground Floor, 16 -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55386" table:style-name="ce1">
            <text:p>5538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FIRST FLOOR, HARCOURT CENTRE, CHARLOTTE WAY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CASTLE BOILER HOUSE/PACKING SHE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0025" table:style-name="ce1">
            <text:p>1200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1708" table:style-name="ce1">
            <text:p>217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City Centre Campus (NEC)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Oriel Street Upper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1472" table:style-name="ce1">
            <text:p>114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Summerhill Bus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369674" table:style-name="ce1">
            <text:p>3696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DDLETB Head Office 1st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41528" table:style-name="ce1">
            <text:p>415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ommunications, Climate Action &amp; Environment</text:p>
          </table:table-cell>
          <table:table-cell office:value-type="string" table:style-name="ce1">
            <text:p>GSI CarmanhallRd, Sandtfo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1647" table:style-name="ce1">
            <text:p>16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s Networks Ireland</text:p>
          </table:table-cell>
          <table:table-cell office:value-type="string" table:style-name="ce1">
            <text:p>GNI-Networks Services Centre (NSC)-Office, (53.405859, -6.301716), St.Margarets Road, Finglas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38813" table:style-name="ce1">
            <text:p>9388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ssumption Senior Girls NS</text:p>
          </table:table-cell>
          <table:table-cell office:value-type="string" table:style-name="ce1">
            <text:p>Assumption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1721" table:style-name="ce1">
            <text:p>717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(CANTEEN) 164A CYPRESS COUR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8</text:p>
          </table:table-cell>
          <table:table-cell office:value-type="float" office:value="10693" table:style-name="ce1">
            <text:p>106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Aviation Authority</text:p>
          </table:table-cell>
          <table:table-cell office:value-type="string" table:style-name="ce1">
            <text:p>Radio Station Rolestown We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800" table:style-name="ce1">
            <text:p>10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East Point Business Par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1237722" table:style-name="ce1">
            <text:p>12377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2 Fitzwilliam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33522" table:style-name="ce1">
            <text:p>335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SAI</text:p>
          </table:table-cell>
          <table:table-cell office:value-type="string" table:style-name="ce1">
            <text:p>1 Swift Square, Northwood, Santry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376440" table:style-name="ce1">
            <text:p>3764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FE, Collins Avenue East, Killest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91141" table:style-name="ce1">
            <text:p>911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3430" table:style-name="ce1">
            <text:p>134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EADOWBROOK, Ballinteer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6</text:p>
          </table:table-cell>
          <table:table-cell office:value-type="float" office:value="489903" table:style-name="ce1">
            <text:p>4899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70 GRAFTON STREET <text:s/>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32761.53" table:style-name="ce1">
            <text:p>32761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Phoenix House 6/9 Leinster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5643" table:style-name="ce1">
            <text:p>2556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neavin De La Salle Colleg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82050" table:style-name="ce1">
            <text:p>182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BS James Street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42530" table:style-name="ce1">
            <text:p>42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intr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3502" table:style-name="ce1">
            <text:p>235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ford Unit 33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390010" table:style-name="ce1">
            <text:p>3900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EITHNES SENIOR G N 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7779" table:style-name="ce1">
            <text:p>277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FERMOT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0</text:p>
          </table:table-cell>
          <table:table-cell office:value-type="float" office:value="1259" table:style-name="ce1">
            <text:p>12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Gardiner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/L BLOCK 2, HARBOUR SQU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6573" table:style-name="ce1">
            <text:p>765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BRACK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71877" table:style-name="ce1">
            <text:p>718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15617" table:style-name="ce1">
            <text:p>156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loors 1-6, Landsdowne House, Landsdowne 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40483.24" table:style-name="ce1">
            <text:p>140483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exandra Colleg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576651" table:style-name="ce1">
            <text:p>5766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opperbeech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0230" table:style-name="ce1">
            <text:p>1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tation, Griffith Avenue, White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9 Lower Ormond Quay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QUAY BOYS N S</text:p>
          </table:table-cell>
          <table:table-cell office:value-type="string" table:style-name="ce1">
            <text:p>School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binteely Community School</text:p>
          </table:table-cell>
          <table:table-cell office:value-type="string" table:style-name="ce1">
            <text:p>Plant Room in E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78200" table:style-name="ce1">
            <text:p>178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ok Repository San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66167" table:style-name="ce1">
            <text:p>2661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1395" table:style-name="ce1">
            <text:p>113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Earl Place - Canteen &amp;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82498.40000000002" table:style-name="ce1">
            <text:p>282498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lphin House &amp; Park Communit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Office 3 D Laoi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58151" table:style-name="ce1">
            <text:p>581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METERING KIOSK <text:s/>OUTSIDE WALL OF FORT WILLIAM <text:s/>MOUNT MERRION AVEN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Dorney Court, Shanki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7" table:style-name="ce1">
            <text:p>11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3021" table:style-name="ce1">
            <text:p>630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Health</text:p>
          </table:table-cell>
          <table:table-cell office:value-type="string" table:style-name="ce1">
            <text:p>Hawkins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619327" table:style-name="ce1">
            <text:p>6193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Central Park Block 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577200" table:style-name="ce1">
            <text:p>577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renure College</text:p>
          </table:table-cell>
          <table:table-cell office:value-type="string" table:style-name="ce1">
            <text:p>Out Buildings et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083" table:style-name="ce1">
            <text:p>10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Third Floor, 16 - 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45709" table:style-name="ce1">
            <text:p>457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Promenade Rd, Dublin Po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435097" table:style-name="ce1">
            <text:p>4350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2 Waverly Business Park, Old Naas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2</text:p>
          </table:table-cell>
          <table:table-cell office:value-type="float" office:value="41902" table:style-name="ce1">
            <text:p>419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14 Mount Street Upp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Swiftcare Airside, Columba House, Airside Retail park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19450" table:style-name="ce1">
            <text:p>119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HURCH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6549" table:style-name="ce1">
            <text:p>65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4th floor, 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273.04" table:style-name="ce1">
            <text:p>227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52/55 Sir John Rogersons Quay Dublin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ARDGILLAN CASTLE, ARDGILLAN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aff Residence, St Helenas, Finglas, Dublin 11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969" table:style-name="ce1">
            <text:p>39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308" table:style-name="ce1">
            <text:p>3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JOHN STREET WES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ission for the Regulation of Utilities</text:p>
          </table:table-cell>
          <table:table-cell office:value-type="string" table:style-name="ce1">
            <text:p>Build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57450" table:style-name="ce1">
            <text:p>57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BLACKROCK PARK TOILET <text:s/>ROCK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4" table:style-name="ce1">
            <text:p>7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22819" table:style-name="ce1">
            <text:p>228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LD Ireland</text:p>
          </table:table-cell>
          <table:table-cell office:value-type="string" table:style-name="ce1">
            <text:p>St Canice's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154030.26" table:style-name="ce1">
            <text:p>154030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R.C Westland Squa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39111" table:style-name="ce1">
            <text:p>391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. Brigids Hom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22760" table:style-name="ce1">
            <text:p>5227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se - 4th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66120" table:style-name="ce1">
            <text:p>1661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ntiarna Na MBuanna Girls</text:p>
          </table:table-cell>
          <table:table-cell office:value-type="string" table:style-name="ce1">
            <text:p>Ballymun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3071.29" table:style-name="ce1">
            <text:p>23071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New Building Ballymu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UNRATTY DRI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7</text:p>
          </table:table-cell>
          <table:table-cell office:value-type="float" office:value="5334" table:style-name="ce1">
            <text:p>53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57-61 Lansdowne 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170459" table:style-name="ce1">
            <text:p>170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arevill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39299" table:style-name="ce1">
            <text:p>392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ather Kitt Court Community Hal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16988" table:style-name="ce1">
            <text:p>169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ount Dillon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530" table:style-name="ce1">
            <text:p>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Cois Cairn, Community Centre, Bra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469" table:style-name="ce1">
            <text:p>44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James Stree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ROCHESTOWN HOUSE MAIN BLOCK CANTE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School of Nursing, D'Olier S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9413" table:style-name="ce1">
            <text:p>2594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66581" table:style-name="ce1">
            <text:p>665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Fleet Street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ROGERSTOWN QUAY GPNSBS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8" table:style-name="ce1">
            <text:p>2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St Josephs, Clonsilla, Unit 2, Dementi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87169" table:style-name="ce1">
            <text:p>871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alac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47401" table:style-name="ce1">
            <text:p>474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ANNES MXD N S</text:p>
          </table:table-cell>
          <table:table-cell office:value-type="string" table:style-name="ce1">
            <text:p>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8</text:p>
          </table:table-cell>
          <table:table-cell office:value-type="float" office:value="44600" table:style-name="ce1">
            <text:p>446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berstown Education Centre</text:p>
          </table:table-cell>
          <table:table-cell office:value-type="string" table:style-name="ce1">
            <text:p>Oberstown Campus O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Grange Castle 110kV, Nangor Road, Dublin 2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3" table:style-name="ce1">
            <text:p>7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smini Community School</text:p>
          </table:table-cell>
          <table:table-cell office:value-type="string" table:style-name="ce1">
            <text:p>Rosmini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0280" table:style-name="ce1">
            <text:p>1028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BASE Mulhuddar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12435" table:style-name="ce1">
            <text:p>124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amstown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64640" table:style-name="ce1">
            <text:p>1646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ar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minick Street Lower Youth &amp;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9030" table:style-name="ce1">
            <text:p>190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S</text:p>
          </table:table-cell>
          <table:table-cell office:value-type="string" table:style-name="ce1">
            <text:p>Under Stairs Ground Floo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DRESSING SHELTER <text:s/>SAINT PATRICKS PARK, Monk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9434" table:style-name="ce1">
            <text:p>94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Swords V474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OLD GLENABBEY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39601" table:style-name="ce1">
            <text:p>39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Corduff 220kV St, Ballycoo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2293" table:style-name="ce1">
            <text:p>2022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LUSK C 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9899" table:style-name="ce1">
            <text:p>1998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LAREMONT PUBLIC CONVENIENCE STRAND ROAD GPBSE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GPRN_dat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Millin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172817.79" table:style-name="ce1">
            <text:p>172817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PEADAR AGUS POL N</text:p>
          </table:table-cell>
          <table:table-cell office:value-type="string" table:style-name="ce1">
            <text:p>Peter<text:s/>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4395.54" table:style-name="ce1">
            <text:p>44395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Jobstown Depot, Blessingto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2765.1" table:style-name="ce1">
            <text:p>12765.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 THE KING SCHOOLS</text:p>
          </table:table-cell>
          <table:table-cell office:value-type="string" table:style-name="ce1">
            <text:p>Christ the King 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220169.18" table:style-name="ce1">
            <text:p>220169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69218.58" table:style-name="ce1">
            <text:p>69218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2 HARBOUR SQUARE LIBRARY HQ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Brendan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6080837.5099999998" table:style-name="ce1">
            <text:p>6080837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Kilmainham West, 72/100 Inchicore Road, Dublin 8.V4033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29850.58" table:style-name="ce1">
            <text:p>32985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spital</text:p>
          </table:table-cell>
          <table:table-cell office:value-type="string" table:style-name="ce1">
            <text:p>9 Charlemont Ave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ambridg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10044.67" table:style-name="ce1">
            <text:p>10044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National rehabilitation hospital main gas suppl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456619.05" table:style-name="ce1">
            <text:p>1456619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 Mac Dara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44236.79" table:style-name="ce1">
            <text:p>44236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onaghmed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ollege of Further Ed 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31851.65" table:style-name="ce1">
            <text:p>131851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Howth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5474.28" table:style-name="ce1">
            <text:p>25474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Flight Kitch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tanic Gardens, Dar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12820.82" table:style-name="ce1">
            <text:p>312820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Newcastle Road, Newcastl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4129.83" table:style-name="ce1">
            <text:p>14129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Disability Authority</text:p>
          </table:table-cell>
          <table:table-cell office:value-type="string" table:style-name="ce1">
            <text:p>National Disability Authorit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88821.21" table:style-name="ce1">
            <text:p>188821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, Synge St</text:p>
          </table:table-cell>
          <table:table-cell office:value-type="string" table:style-name="ce1">
            <text:p>Synge St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James's Hospital</text:p>
          </table:table-cell>
          <table:table-cell office:value-type="string" table:style-name="ce1">
            <text:p>Church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Leisure Centre (2)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35133.61" table:style-name="ce1">
            <text:p>735133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eanwood <text:s/>House, 5 Ballymun Road, Glasnevin, Dublin 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66392.84" table:style-name="ce1">
            <text:p>166392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laiste Iosagain</text:p>
          </table:table-cell>
          <table:table-cell office:value-type="string" table:style-name="ce1">
            <text:p>Colaiste Iosaga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38669.43" table:style-name="ce1">
            <text:p>33866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Women'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17419.02" table:style-name="ce1">
            <text:p>101741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allaght University Hospital</text:p>
          </table:table-cell>
          <table:table-cell office:value-type="string" table:style-name="ce1">
            <text:p>Tallagh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4716455.77" table:style-name="ce1">
            <text:p>14716455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53 North Circular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78918.92" table:style-name="ce1">
            <text:p>178918.9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LOCK J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3940.880000000001" table:style-name="ce1">
            <text:p>23940.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Clonmel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 S</text:p>
          </table:table-cell>
          <table:table-cell office:value-type="string" table:style-name="ce1">
            <text:p>Downstai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2638.24" table:style-name="ce1">
            <text:p>152638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Dominic's College</text:p>
          </table:table-cell>
          <table:table-cell office:value-type="string" table:style-name="ce1">
            <text:p>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. Finian's Sports Centr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9492.74" table:style-name="ce1">
            <text:p>49492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College Crumlin Road</text:p>
          </table:table-cell>
          <table:table-cell office:value-type="string" table:style-name="ce1">
            <text:p>Loreto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21991.66" table:style-name="ce1">
            <text:p>21991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2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UCAN EDUCATE TOGETHER NS</text:p>
          </table:table-cell>
          <table:table-cell office:value-type="string" table:style-name="ce1">
            <text:p>Lucan Educate Together National School, Unit 200 Willsbrook, Lucan, County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5407.38" table:style-name="ce1">
            <text:p>155407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Main Building Cathal Brugha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656115.69999999995" table:style-name="ce1">
            <text:p>656115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Phisborough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239648.77" table:style-name="ce1">
            <text:p>239648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aumont Hospital</text:p>
          </table:table-cell>
          <table:table-cell office:value-type="string" table:style-name="ce1">
            <text:p>St Josephs 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1371631.71" table:style-name="ce1">
            <text:p>137163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24 Garden Ca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iomedical Sciences Institute, Pearse Street. Boile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5176339.87" table:style-name="ce1">
            <text:p>5176339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66 Newbrook Avenue, Donaghmede, Dublin 1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27857.37" table:style-name="ce1">
            <text:p>27857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ouse - Landlord G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1990.02" table:style-name="ce1">
            <text:p>71990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Alpha Innovation Campus (IH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441576.81" table:style-name="ce1">
            <text:p>441576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Gardiners Lodge 40 Bride Street Dublin 8 Dublin City DB I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9502.19" table:style-name="ce1">
            <text:p>39502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University Sports Campu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321301.42" table:style-name="ce1">
            <text:p>321301.4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agh National Orthopaedic Hospital</text:p>
          </table:table-cell>
          <table:table-cell office:value-type="string" table:style-name="ce1">
            <text:p>Main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3594320.27" table:style-name="ce1">
            <text:p>3594320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6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8680.990000000005" table:style-name="ce1">
            <text:p>68680.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Vincents Secondary School Glasnevin</text:p>
          </table:table-cell>
          <table:table-cell office:value-type="string" table:style-name="ce1">
            <text:p>Main office and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46662.49" table:style-name="ce1">
            <text:p>146662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House 61 - The Lodg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42351.61" table:style-name="ce1">
            <text:p>42351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CHOLMCILLE C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05686.67" table:style-name="ce1">
            <text:p>205686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Family School for the Deaf</text:p>
          </table:table-cell>
          <table:table-cell office:value-type="string" table:style-name="ce1">
            <text:p>Ratoat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KEVIN ST GARDA STATION 41 KEVIN STREET UPPER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638.35" table:style-name="ce1">
            <text:p>2638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National School</text:p>
          </table:table-cell>
          <table:table-cell office:value-type="string" table:style-name="ce1">
            <text:p>Larkhill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06797.93" table:style-name="ce1">
            <text:p>206797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1 <text:s/>HARBOUR VIEW CROFTON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315.24" table:style-name="ce1">
            <text:p>112315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OF CONSOLATION NS</text:p>
          </table:table-cell>
          <table:table-cell office:value-type="string" table:style-name="ce1">
            <text:p>Our Lady of Consolation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27880.38" table:style-name="ce1">
            <text:p>227880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2 Clare Street Mews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39642.9" table:style-name="ce1">
            <text:p>39642.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able Ireland Sandymount School</text:p>
          </table:table-cell>
          <table:table-cell office:value-type="string" table:style-name="ce1">
            <text:p>Baseme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Roebuck Cast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783176.83" table:style-name="ce1">
            <text:p>783176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Phoenix Hse Training Ratra H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Caretakers Fla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229.43" table:style-name="ce1">
            <text:p>122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words Fire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4142.26" table:style-name="ce1">
            <text:p>124142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e CSSD Unit D7, Eccles Street, Phibsborough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Josephs CBS Secondary School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3</text:p>
          </table:table-cell>
          <table:table-cell office:value-type="float" office:value="146333.26" table:style-name="ce1">
            <text:p>14633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Greenhill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433137.69" table:style-name="ce1">
            <text:p>433137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Treasury Management Agency</text:p>
          </table:table-cell>
          <table:table-cell office:value-type="string" table:style-name="ce1">
            <text:p>Treasury Building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783862.58" table:style-name="ce1">
            <text:p>783862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), TTEC, D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1696.23" table:style-name="ce1">
            <text:p>11696.2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lanchardstown SWLO,Westend Retail Pk, Snugborough Rd, Dublin 15. V342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44537.06" table:style-name="ce1">
            <text:p>44537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Newman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nit E3 Station Road, Crag Avenue, Clondalkin, Dublin 22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65A Parnell Street, Dublin 01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602901.31000000006" table:style-name="ce1">
            <text:p>602901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oatstow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rstown House, Kilvare,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221498.73" table:style-name="ce1">
            <text:p>221498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roomhill Ind Est, 44 Broomhill Close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136.87" table:style-name="ce1">
            <text:p>56136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BRIGIDS N S MERVILLE <text:s/>RD</text:p>
          </table:table-cell>
          <table:table-cell office:value-type="string" table:style-name="ce1">
            <text:p>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7140.32" table:style-name="ce1">
            <text:p>47140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TERENURE ROAD WEST DUBLIN 6W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32732.24" table:style-name="ce1">
            <text:p>232732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 Grangegorman Villas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Health Ireland (CHI) at Crumlin</text:p>
          </table:table-cell>
          <table:table-cell office:value-type="string" table:style-name="ce1">
            <text:p>Pathology <text:s/>Building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2</text:p>
          </table:table-cell>
          <table:table-cell office:value-type="float" office:value="59.53" table:style-name="ce1">
            <text:p>59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Hospital, Accounts Payable, Eccles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Kishoge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60963.26" table:style-name="ce1">
            <text:p>36096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43841.71" table:style-name="ce1">
            <text:p>4384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OUNTTOWN COMMUNITY CENTRE, Meadowlands Avenue, Dun Laoghai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80473.73" table:style-name="ce1">
            <text:p>80473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Spirit Junior Primary School</text:p>
          </table:table-cell>
          <table:table-cell office:value-type="string" table:style-name="ce1">
            <text:p>Holy Spirit Junior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118945.84" table:style-name="ce1">
            <text:p>118945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High Schoo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133668.28" table:style-name="ce1">
            <text:p>133668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Kildart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7540.339999999997" table:style-name="ce1">
            <text:p>37540.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Lusk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7019.84" table:style-name="ce1">
            <text:p>17019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srtown House,Kilvare,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1593541.75" table:style-name="ce1">
            <text:p>1593541.7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ouse 28, Marlborough Street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90411.07" table:style-name="ce1">
            <text:p>9041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outh Dublin Adult Ed 3 Quinns Rd 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Osprey House, Lwr Grand Canal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45639.4" table:style-name="ce1">
            <text:p>45639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Goldsmith 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945548.56" table:style-name="ce1">
            <text:p>945548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om Kelly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</text:p>
          </table:table-cell>
          <table:table-cell office:value-type="float" office:value="1628.11" table:style-name="ce1">
            <text:p>1628.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kerri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7344.560000000001" table:style-name="ce1">
            <text:p>17344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House, Abbey Street Lower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56441.09" table:style-name="ce1">
            <text:p>55644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Vincent's Hospital Fairview</text:p>
          </table:table-cell>
          <table:table-cell office:value-type="string" table:style-name="ce1">
            <text:p>Substance Abuse Gatelodg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23082.18" table:style-name="ce1">
            <text:p>23082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rvia (Business Services)</text:p>
          </table:table-cell>
          <table:table-cell office:value-type="string" table:style-name="ce1">
            <text:p>Donmoy House - Fingl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unt Anville Primary School</text:p>
          </table:table-cell>
          <table:table-cell office:value-type="string" table:style-name="ce1">
            <text:p>Mt Anville P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98992.02" table:style-name="ce1">
            <text:p>198992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ulture, Heritage &amp; the Gaeltacht</text:p>
          </table:table-cell>
          <table:table-cell office:value-type="string" table:style-name="ce1">
            <text:p>23 Kild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0668.51" table:style-name="ce1">
            <text:p>10668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ichaels College Ailesbury Road 60561G</text:p>
          </table:table-cell>
          <table:table-cell office:value-type="string" table:style-name="ce1">
            <text:p>Ailesbury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19 Monalea Wood Firhouse,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80124.66" table:style-name="ce1">
            <text:p>80124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150 Cromcastle Road, Coolock, Dublin 5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 Landlord), TTEC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9751.09" table:style-name="ce1">
            <text:p>1975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Intreo, Ninth Lock Rd., Clondalk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158610.39000000001" table:style-name="ce1">
            <text:p>158610.3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Dublin Airport Centr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Hangar 1 - GNI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RYSFORT NS</text:p>
          </table:table-cell>
          <table:table-cell office:value-type="string" table:style-name="ce1">
            <text:p>Carysfort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0273.4" table:style-name="ce1">
            <text:p>40273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Clares Home, 503A Griffith Avenue Ext, Griffith Ave, Dublin 9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647979.66" table:style-name="ce1">
            <text:p>64797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armichael House, 9 Morning Star Avenue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36850.54" table:style-name="ce1">
            <text:p>136850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SAN VINSEANN CAILIN</text:p>
          </table:table-cell>
          <table:table-cell office:value-type="string" table:style-name="ce1">
            <text:p>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136825.28" table:style-name="ce1">
            <text:p>136825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Pavilion, Swords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1566.35" table:style-name="ce1">
            <text:p>11566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G P Health Centre, Brookfield Road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708.74" table:style-name="ce1">
            <text:p>56708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IT TrainingParnell Square,Dublin 1.V289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SOLAS (formerly F?S) Training Centre, Ballyfermot Hill, Kylemore Road, Ballyfermot, Dublin 10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urry Park, <text:s/>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95544.81" table:style-name="ce1">
            <text:p>29554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ys Secondary School Brookwood Meadow</text:p>
          </table:table-cell>
          <table:table-cell office:value-type="string" table:style-name="ce1">
            <text:p>Prep Room - Room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389.66" table:style-name="ce1">
            <text:p>38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44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347058.93" table:style-name="ce1">
            <text:p>347058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rda Inspectorate<text:s/></text:p>
          </table:table-cell>
          <table:table-cell office:value-type="string" table:style-name="ce1">
            <text:p>Basement Ap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398.52" table:style-name="ce1">
            <text:p>8398.5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awthorns, Stillorgan Grove, Stillorgan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400563.77" table:style-name="ce1">
            <text:p>400563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21333.200000000001" table:style-name="ce1">
            <text:p>21333.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ellowes Road Civic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7437.65" table:style-name="ce1">
            <text:p>97437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North William Street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22350.66" table:style-name="ce1">
            <text:p>22350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ESBS, Floor 6, The Liberty Centre, Blanchardstown Retail Park, Dublin 15 D15YT2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181189.28" table:style-name="ce1">
            <text:p>181189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werstown Educate Together National School</text:p>
          </table:table-cell>
          <table:table-cell office:value-type="string" table:style-name="ce1">
            <text:p>Powerstown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2904268.62" table:style-name="ce1">
            <text:p>2904268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71 Kiltipper Drive,Aylesbu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aggot Street Community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Community School</text:p>
          </table:table-cell>
          <table:table-cell office:value-type="string" table:style-name="ce1">
            <text:p>at science bloc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524396.64" table:style-name="ce1">
            <text:p>524396.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Artan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dford Park School Ltd</text:p>
          </table:table-cell>
          <table:table-cell office:value-type="string" table:style-name="ce1">
            <text:p>RANELAG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99537.5" table:style-name="ce1">
            <text:p>99537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Transport, Tourism &amp; Sport</text:p>
          </table:table-cell>
          <table:table-cell office:value-type="string" table:style-name="ce1">
            <text:p>25 Cl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204105.35" table:style-name="ce1">
            <text:p>204105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7 EDUCATE TOGETHER NS</text:p>
          </table:table-cell>
          <table:table-cell office:value-type="string" table:style-name="ce1">
            <text:p>Dublin 7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 Institute of Art, Design &amp; Technology<text:s/></text:p>
          </table:table-cell>
          <table:table-cell office:value-type="string" table:style-name="ce1">
            <text:p>Media Cub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7636.039999999994" table:style-name="ce1">
            <text:p>77636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CHOLAISTE MHUIRE</text:p>
          </table:table-cell>
          <table:table-cell office:value-type="string" table:style-name="ce1">
            <text:p>ya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Michaels Hospital, 99 Georges Street Lower, Dun Laoghaire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Lucan Road, Chapelizod, Dublin 20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0</text:p>
          </table:table-cell>
          <table:table-cell office:value-type="float" office:value="965396.17" table:style-name="ce1">
            <text:p>965396.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16 Carpenters and Painter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Ardilaun Block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94414.81" table:style-name="ce1">
            <text:p>19441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JUNIOR N S</text:p>
          </table:table-cell>
          <table:table-cell office:value-type="string" table:style-name="ce1">
            <text:p>External to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221596.14" table:style-name="ce1">
            <text:p>221596.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Kitchen 1, Rochestown aven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-1274.53" table:style-name="ce1">
            <text:p>-1274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tricks Cathedral G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Equality &amp; Law Reform,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148779.49" table:style-name="ce1">
            <text:p>148779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FE Dundrum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69837.350000000006" table:style-name="ce1">
            <text:p>69837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26/29, Old Kilmainham, Kilmainham, Dublin 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91366.29" table:style-name="ce1">
            <text:p>91366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Public Library, The Mall, Malahid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28980.59" table:style-name="ce1">
            <text:p>12898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Raphaelas Secondary School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89141.51" table:style-name="ce1">
            <text:p>289141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CHENGEN UNIT GARDA HQ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130010.67" table:style-name="ce1">
            <text:p>130010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entral Mental Hospital, 151 Dundrum Road, Dundrum, Dublin 1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890466.13" table:style-name="ce1">
            <text:p>890466.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OILER HOUSE GARDA DEPOT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89496.44" table:style-name="ce1">
            <text:p>89496.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St Rosalies Centre, Convent Lane, Portmarnock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1773.32" table:style-name="ce1">
            <text:p>191773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orcan O'Toole Court Community Are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2993.360000000001" table:style-name="ce1">
            <text:p>32993.3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Terrace T1X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as Granad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390560.59" table:style-name="ce1">
            <text:p>39056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39465.21" table:style-name="ce1">
            <text:p>39465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's CBS</text:p>
          </table:table-cell>
          <table:table-cell office:value-type="string" table:style-name="ce1">
            <text:p>St Paul's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79964.33" table:style-name="ce1">
            <text:p>179964.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PORTS PAVILLION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rhouse Educate Together National School<text:s/>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91451.07" table:style-name="ce1">
            <text:p>9145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3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55725.56" table:style-name="ce1">
            <text:p>55725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Richmond Road, Fairview,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2510799.98" table:style-name="ce1">
            <text:p>2510799.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S JUNIOR NATIONAL SCHOOL</text:p>
          </table:table-cell>
          <table:table-cell office:value-type="string" table:style-name="ce1">
            <text:p>Ayrfiel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3</text:p>
          </table:table-cell>
          <table:table-cell office:value-type="float" office:value="197473.06" table:style-name="ce1">
            <text:p>197473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18201.46" table:style-name="ce1">
            <text:p>18201.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 Ed Mulgrav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 MAIGHDINE MHUIRE BOY</text:p>
          </table:table-cell>
          <table:table-cell office:value-type="string" table:style-name="ce1">
            <text:p>Our Lady's Boys National School Ballinte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6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Rathmines School of Musi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53005.82" table:style-name="ce1">
            <text:p>353005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amount Hospital Newcastle</text:p>
          </table:table-cell>
          <table:table-cell office:value-type="string" table:style-name="ce1">
            <text:p>Peamount Hospit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39535.37" table:style-name="ce1">
            <text:p>739535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ombe Women &amp; Infants University Hospital</text:p>
          </table:table-cell>
          <table:table-cell office:value-type="string" table:style-name="ce1">
            <text:p>Coombe Cafe Entranc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35319.61" table:style-name="ce1">
            <text:p>35319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E Westland Park Willow, Nangor Road, Clondalkin, Dublin 2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well Educate Together National School</text:p>
          </table:table-cell>
          <table:table-cell office:value-type="string" table:style-name="ce1">
            <text:p>Holywell ET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 CAITRIONA</text:p>
          </table:table-cell>
          <table:table-cell office:value-type="string" table:style-name="ce1">
            <text:p>ST.CATHERINES rus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Water Services Depot, Ballycoolin IDA, Dublin 15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09653.43" table:style-name="ce1">
            <text:p>109653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ancial Services and Pensions Ombudsman</text:p>
          </table:table-cell>
          <table:table-cell office:value-type="string" table:style-name="ce1">
            <text:p>Lincoln House, Lincoln Place,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5483.74" table:style-name="ce1">
            <text:p>85483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Vodafone Datacentre (Omega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65179.02" table:style-name="ce1">
            <text:p>6517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Remedial Clinic</text:p>
          </table:table-cell>
          <table:table-cell office:value-type="string" table:style-name="ce1">
            <text:p>Firhouse Day Activity Centre Firhous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35890.58" table:style-name="ce1">
            <text:p>3589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35 New Brid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12432.27" table:style-name="ce1">
            <text:p>12432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3A Mayor Street Uppe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70450.7" table:style-name="ce1">
            <text:p>270450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fence Forces</text:p>
          </table:table-cell>
          <table:table-cell office:value-type="string" table:style-name="ce1">
            <text:p>No.1 Hanger Casement Aerodrom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80182.62" table:style-name="ce1">
            <text:p>180182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nvironmental Heatlh Service - Northumberland House, 12 Northumberland Avenu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Dunmore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488460.21" table:style-name="ce1">
            <text:p>488460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ucena Tallagh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56215.57999999999" table:style-name="ce1">
            <text:p>156215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mpleogue College</text:p>
          </table:table-cell>
          <table:table-cell office:value-type="string" table:style-name="ce1">
            <text:p>Compoun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95993.78" table:style-name="ce1">
            <text:p>195993.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omas Court Centre, 26 Hanbury Lane, The Coombe, Dublin 8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36229.06" table:style-name="ce1">
            <text:p>136229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moun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9819.650000000001" table:style-name="ce1">
            <text:p>19819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QUEEN OF APOSTLE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2</text:p>
          </table:table-cell>
          <table:table-cell office:value-type="float" office:value="147159.5" table:style-name="ce1">
            <text:p>147159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artmouth House, Kylemore Road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63563.040000000001" table:style-name="ce1">
            <text:p>6356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THGAR ROAD DUBLIN 6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6</text:p>
          </table:table-cell>
          <table:table-cell office:value-type="float" office:value="106135.63" table:style-name="ce1">
            <text:p>106135.6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Killester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3T14:16:42Z</dc:date>
  </office:meta>
</office:document-meta>
</file>